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8871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left" style:tab-stop-distance="1in" fo:margin-left="0.8871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58681in" fo:margin-right="0in" fo:text-indent="-0.5868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6">
      <style:graphic-properties style:vertical-pos="middl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style:vertical-pos="middle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style:vertical-pos="middl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style:vertical-pos="middl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1" style:num-suffix=".">
        <style:list-level-properties text:space-before="0.38715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871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871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871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871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871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871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871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8715in" text:min-label-width="0.5in"/>
        <style:text-properties fo:font-family="Calibri Light" fo:font-size="100%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1" style:num-suffix=".">
        <style:list-level-properties text:space-before="0.38715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871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871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871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871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871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871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871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8715in" text:min-label-width="0.5in"/>
        <style:text-properties fo:font-family="Calibri Light" fo:font-size="100%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2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1" style:num-suffix=".">
        <style:list-level-properties text:space-before="0in" text:min-label-width="0.58681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8681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868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8681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8681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8681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8681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8681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8681in"/>
        <style:text-properties fo:font-family="Calibri Light" fo:font-size="100%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2" draw:name="Tytuł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NWW</text:span></text:p>
          </draw:text-box>
          <svg:title/>
          <svg:desc/>
        </draw:frame>
        <draw:frame draw:id="id64" presentation:style-name="a365" draw:name="Podtytuł 2" svg:x="1.86179in" svg:y="3.83854in" svg:width="10in" svg:height="1.81076in" presentation:class="subtitle" presentation:placeholder="false">
          <draw:text-box>
            <text:p text:style-name="a364" text:class-names="" text:cond-style-name=""><text:span text:style-name="a363" text:class-names="">Najmniejsza Wspólna Wielokrotność</text:span></text:p>
          </draw:text-box>
          <svg:title/>
          <svg:desc/>
        </draw:frame>
      </draw:page>
      <draw:page draw:name="Slide11" draw:style-name="a366" draw:master-page-name="Master1-Layout2-obj-Tytuł-i-zawartość" presentation:presentation-page-layout-name="Master1-PPL2" draw:id="Slide-266">
        <draw:frame draw:id="id65" presentation:style-name="a369" draw:name="Tytuł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Specyfikacja</text:span></text:p>
          </draw:text-box>
          <svg:title/>
          <svg:desc/>
        </draw:frame>
        <draw:frame draw:id="id66" presentation:style-name="a382" draw:name="Symbol zastępczy zawartości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Dane:</text:span></text:p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Dwie liczby naturalne większe od zera</text:span></text:p>
                  </text:list-item>
                </text:list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Wynik:</text:span></text:p>
              </text:list-item>
            </text:list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Najmniejsza wspólna wielokrotność podanych liczb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383" draw:master-page-name="Master1-Layout2-obj-Tytuł-i-zawartość" presentation:presentation-page-layout-name="Master1-PPL2" draw:id="Slide-267">
        <draw:frame draw:id="id67" presentation:style-name="a386" draw:name="Tytuł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4" text:class-names="">Idea</text:span></text:p>
          </draw:text-box>
          <svg:title/>
          <svg:desc/>
        </draw:frame>
        <draw:frame draw:id="id68" presentation:style-name="a395" draw:name="Symbol zastępczy zawartości 2" svg:x="0.91667in" svg:y="1.99653in" svg:width="11.5in" svg:height="4.75868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7" text:class-names="">Obliczamy kolejne wielokrotności obu liczb tak długo, aż uzyskamy takie same<text:s text:c="1"/></text:span><text:span text:style-name="a388" text:class-names="">wartości.</text:span></text:p>
              </text:list-item>
            </text:list>
            <text:list text:style-name="a394">
              <text:list-item>
                <text:p text:style-name="a393" text:class-names="" text:cond-style-name=""><text:span text:style-name="a391" text:class-names="">W kolejnych krokach zwiększamy mniejszą z liczb, większą pozostawiając bez zmiany.</text:span><text:span text:style-name="a392" text:class-names=""/></text:p>
              </text:list-item>
            </text:list>
          </draw:text-box>
          <svg:title/>
          <svg:desc/>
        </draw:frame>
      </draw:page>
      <draw:page draw:name="Slide13" draw:style-name="a396" draw:master-page-name="Master1-Layout2-obj-Tytuł-i-zawartość" presentation:presentation-page-layout-name="Master1-PPL2" draw:id="Slide-268">
        <draw:frame draw:id="id69" presentation:style-name="a399" draw:name="Tytuł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7" text:class-names="">Przykład</text:span></text:p>
          </draw:text-box>
          <svg:title/>
          <svg:desc/>
        </draw:frame>
        <draw:frame draw:id="id70" presentation:style-name="a438" draw:name="Symbol zastępczy zawartości 2" svg:x="0.91667in" svg:y="1.99653in" svg:width="11.5in" svg:height="4.75868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0" text:class-names="">Dane:</text:span><text:span text:style-name="a401" text:class-names=""><text:s text:c="1"/></text:span><text:span text:style-name="a402" text:class-names="">2, 5</text:span></text:p>
              </text:list-item>
            </text:list>
            <text:list text:style-name="a409">
              <text:list-item>
                <text:p text:style-name="a408" text:class-names="" text:cond-style-name=""><text:span text:style-name="a405" text:class-names=""><text:s text:c="1"/></text:span><text:span text:style-name="a406" text:class-names="">4</text:span><text:span text:style-name="a407" text:class-names="">, 5</text:span></text:p>
              </text:list-item>
            </text:list>
            <text:list text:style-name="a414">
              <text:list-item>
                <text:p text:style-name="a413" text:class-names="" text:cond-style-name=""><text:span text:style-name="a410" text:class-names=""><text:s text:c="1"/></text:span><text:span text:style-name="a411" text:class-names="">6</text:span><text:span text:style-name="a412" text:class-names="">, 5<text:s text:c="1"/></text:span></text:p>
              </text:list-item>
            </text:list>
            <text:list text:style-name="a418">
              <text:list-item>
                <text:p text:style-name="a417" text:class-names="" text:cond-style-name=""><text:span text:style-name="a415" text:class-names=""><text:s text:c="1"/>6,<text:s text:c="1"/></text:span><text:span text:style-name="a416" text:class-names="">10</text:span></text:p>
              </text:list-item>
            </text:list>
            <text:list text:style-name="a423">
              <text:list-item>
                <text:p text:style-name="a422" text:class-names="" text:cond-style-name=""><text:span text:style-name="a419" text:class-names=""><text:s text:c="1"/></text:span><text:span text:style-name="a420" text:class-names="">8</text:span><text:span text:style-name="a421" text:class-names="">, 10</text:span></text:p>
              </text:list-item>
            </text:list>
            <text:list text:style-name="a429">
              <text:list-item>
                <text:p text:style-name="a428" text:class-names="" text:cond-style-name=""><text:span text:style-name="a424" text:class-names=""><text:s text:c="1"/></text:span><text:span text:style-name="a425" text:class-names="">10</text:span><text:span text:style-name="a426" text:class-names="">, 10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STOP</text:span></text:p>
              </text:list-item>
            </text:list>
            <text:list text:style-name="a437">
              <text:list-item>
                <text:p text:style-name="a436" text:class-names="" text:cond-style-name=""><text:span text:style-name="a433" text:class-names="">Wynik:</text:span><text:span text:style-name="a434" text:class-names=""><text:s text:c="1"/></text:span><text:span text:style-name="a435" text:class-names="">10</text:span></text:p>
              </text:list-item>
            </text:list>
          </draw:text-box>
          <svg:title/>
          <svg:desc/>
        </draw:frame>
      </draw:page>
      <draw:page draw:name="Slide19" draw:style-name="a439" draw:master-page-name="Master1-Layout2-obj-Tytuł-i-zawartość" presentation:presentation-page-layout-name="Master1-PPL2" draw:id="Slide-274">
        <draw:frame draw:id="id71" presentation:style-name="a443" draw:name="Tytuł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0" text:class-names="">Zapis algorytmu – lista kroków</text:span><text:span text:style-name="a441" text:class-names=""/></text:p>
          </draw:text-box>
          <svg:title/>
          <svg:desc/>
        </draw:frame>
        <draw:frame draw:id="id72" presentation:style-name="a474" draw:name="Symbol zastępczy zawartości 2" svg:x="0.91667in" svg:y="1.99653in" svg:width="11.5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4" text:class-names="">Pobieramy dane: a i b;</text:span></text:p>
              </text:list-item>
            </text:list>
            <text:list text:style-name="a451">
              <text:list-item>
                <text:p text:style-name="a450" text:class-names="" text:cond-style-name=""><text:span text:style-name="a447" text:class-names="">Tworzymy zmienną<text:s text:c="1"/></text:span><text:span text:style-name="a448" text:class-names="">ap</text:span><text:span text:style-name="a449" text:class-names=""><text:s text:c="1"/>:= a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Tworzymy zmienną bp := b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Dopóki a różne od b, wykonuj:</text:span></text:p>
              </text:list-item>
            </text:list>
            <text:list text:style-name="a464">
              <text:list-item>
                <text:p text:style-name="a463" text:class-names="" text:cond-style-name=""><text:span text:style-name="a458" text:class-names="">Jeżeli a &lt; b, to a :=<text:s text:c="1"/></text:span><text:span text:style-name="a459" text:class-names="">a</text:span><text:span text:style-name="a460" text:class-names=""><text:s text:c="1"/>+<text:s text:c="1"/></text:span><text:span text:style-name="a461" text:class-names="">ap</text:span><text:span text:style-name="a462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5" text:class-names="">W przeciwnym wypadku b :=<text:s text:c="1"/></text:span><text:span text:style-name="a466" text:class-names="">b</text:span><text:span text:style-name="a467" text:class-names=""><text:s text:c="1"/>+ bp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Zwróć jako wynik a (lub b)</text:span><text:span text:style-name="a471" text:class-names=""/></text:p>
              </text:list-item>
            </text:list>
          </draw:text-box>
          <svg:title/>
          <svg:desc/>
        </draw:frame>
      </draw:page>
      <draw:page draw:name="Slide10" draw:style-name="a475" draw:master-page-name="Master1-Layout2-obj-Tytuł-i-zawartość" presentation:presentation-page-layout-name="Master1-PPL2" draw:id="Slide-265">
        <draw:frame draw:id="id73" presentation:style-name="a478" draw:name="Tytuł 1" svg:x="0.91667in" svg:y="0.39931in" svg:width="11.5in" svg:height="1.44965in" presentation:class="title" presentation:placeholder="false">
          <draw:text-box>
            <text:p text:style-name="a477" text:class-names="" text:cond-style-name=""><text:span text:style-name="a476" text:class-names="">Zapis funkcji</text:span></text:p>
          </draw:text-box>
          <svg:title/>
          <svg:desc/>
        </draw:frame>
        <draw:frame draw:id="id74" presentation:style-name="a540" draw:name="Symbol zastępczy zawartości 2" svg:x="0.91667in" svg:y="1.99653in" svg:width="11.5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79" text:class-names="">NWW<text:s text:c="1"/></text:span><text:span text:style-name="a480" text:class-names="">(</text:span><text:span text:style-name="a481" text:class-names="">liczba1, liczba2</text:span><text:span text:style-name="a482" text:class-names="">):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tab/>liczba1_nww := liczba1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tab/>liczba2_nww := liczba2</text:span></text:p>
              </text:list-item>
            </text:list>
            <text:list text:style-name="a502">
              <text:list-item>
                <text:p text:style-name="a501" text:class-names="" text:cond-style-name=""><text:span text:style-name="a491" text:class-names=""><text:tab/></text:span><text:span text:style-name="a492" text:class-names="">Dopóki</text:span><text:span text:style-name="a493" text:class-names=""><text:s text:c="1"/></text:span><text:span text:style-name="a494" text:class-names="">liczba1_nww</text:span><text:span text:style-name="a495" text:class-names=""><text:s text:c="1"/></text:span><draw:frame draw:style-name="a496" text:anchor-type="as-char" svg:x="1174.06424in" svg:y="0in" svg:width="0.25694in" svg:height="0.3in" style:rel-width="scale" style:rel-height="scale"><draw:object xlink:href="Object 1/" xlink:type="simple" xlink:show="embed" xlink:actuate="onLoad"/></draw:frame><text:span text:style-name="a497" text:class-names=""><text:s text:c="1"/></text:span><text:span text:style-name="a498" text:class-names="">liczba2_nww</text:span><text:span text:style-name="a499" text:class-names="">,<text:s text:c="1"/></text:span><text:span text:style-name="a500" text:class-names="">wykonuj:</text:span></text:p>
              </text:list-item>
            </text:list>
            <text:list text:style-name="a512">
              <text:list-item>
                <text:p text:style-name="a511" text:class-names="" text:cond-style-name=""><text:span text:style-name="a503" text:class-names=""><text:tab/><text:tab/></text:span><text:span text:style-name="a504" text:class-names="">Jeżeli</text:span><text:span text:style-name="a505" text:class-names=""><text:s text:c="1"/></text:span><text:span text:style-name="a506" text:class-names="">liczba1_</text:span><text:span text:style-name="a507" text:class-names="">nww</text:span><text:span text:style-name="a508" text:class-names=""><text:s text:c="1"/>&lt;<text:s text:c="1"/></text:span><text:span text:style-name="a509" text:class-names="">liczba2_nww</text:span><text:span text:style-name="a510" text:class-names="">:</text:span></text:p>
              </text:list-item>
            </text:list>
            <text:list text:style-name="a520">
              <text:list-item>
                <text:p text:style-name="a519" text:class-names="" text:cond-style-name=""><text:span text:style-name="a513" text:class-names=""><text:tab/><text:tab/><text:tab/></text:span><text:span text:style-name="a514" text:class-names="">liczba1_nww</text:span><text:span text:style-name="a515" text:class-names=""><text:s text:c="1"/>:=<text:s text:c="1"/></text:span><text:span text:style-name="a516" text:class-names="">liczba1_nww<text:s text:c="1"/></text:span><text:span text:style-name="a517" text:class-names="">+<text:s text:c="1"/></text:span><text:span text:style-name="a518" text:class-names="">liczba1</text:span></text:p>
              </text:list-item>
            </text:list>
            <text:list text:style-name="a524">
              <text:list-item>
                <text:p text:style-name="a523" text:class-names="" text:cond-style-name=""><text:span text:style-name="a521" text:class-names=""><text:tab/><text:tab/></text:span><text:span text:style-name="a522" text:class-names="">W przeciwnym przypadku:</text:span></text:p>
              </text:list-item>
            </text:list>
            <text:list text:style-name="a533">
              <text:list-item>
                <text:p text:style-name="a532" text:class-names="" text:cond-style-name=""><text:span text:style-name="a525" text:class-names=""><text:tab/><text:tab/><text:tab/></text:span><text:span text:style-name="a526" text:class-names="">liczba2_nww<text:s text:c="1"/></text:span><text:span text:style-name="a527" text:class-names="">:=<text:s text:c="1"/></text:span><text:span text:style-name="a528" text:class-names="">liczba2_nww<text:s text:c="1"/></text:span><text:span text:style-name="a529" text:class-names="">+<text:s text:c="1"/></text:span><text:span text:style-name="a530" text:class-names="">liczba2</text:span><text:span text:style-name="a531" text:class-names=""><text:tab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4" text:class-names=""><text:tab/></text:span><text:span text:style-name="a535" text:class-names="">Zwróć</text:span><text:span text:style-name="a536" text:class-names=""><text:s text:c="1"/></text:span><text:span text:style-name="a537" text:class-names="">liczba1_nww</text:span></text:p>
              </text:list-item>
            </text:list>
          </draw:text-box>
          <svg:title/>
          <svg:desc/>
        </draw:frame>
      </draw:page>
      <draw:page draw:name="Slide15" draw:style-name="a541" draw:master-page-name="Master1-Layout1-title-Slajd-tytułowy" presentation:presentation-page-layout-name="Master1-PPL1" draw:id="Slide-270">
        <draw:frame draw:id="id75" presentation:style-name="a544" draw:name="Tytuł 1" svg:x="1.66667in" svg:y="1.22743in" svg:width="10in" svg:height="2.61111in" presentation:class="title" presentation:placeholder="false">
          <draw:text-box>
            <text:p text:style-name="a543" text:class-names="" text:cond-style-name=""><text:span text:style-name="a542" text:class-names="">NWD</text:span></text:p>
          </draw:text-box>
          <svg:title/>
          <svg:desc/>
        </draw:frame>
        <draw:frame draw:id="id76" presentation:style-name="a547" draw:name="Podtytuł 2" svg:x="1.66667in" svg:y="3.93924in" svg:width="10in" svg:height="1.81076in" presentation:class="subtitle" presentation:placeholder="false">
          <draw:text-box>
            <text:p text:style-name="a546" text:class-names="" text:cond-style-name=""><text:span text:style-name="a545" text:class-names="">Największy Wspólny Dzielnik</text:span></text:p>
          </draw:text-box>
          <svg:title/>
          <svg:desc/>
        </draw:frame>
      </draw:page>
      <draw:page draw:name="Slide16" draw:style-name="a548" draw:master-page-name="Master1-Layout2-obj-Tytuł-i-zawartość" presentation:presentation-page-layout-name="Master1-PPL2" draw:id="Slide-271">
        <draw:frame draw:id="id77" presentation:style-name="a551" draw:name="Tytuł 1" svg:x="0.91667in" svg:y="0.39931in" svg:width="11.5in" svg:height="1.44965in" presentation:class="title" presentation:placeholder="false">
          <draw:text-box>
            <text:p text:style-name="a550" text:class-names="" text:cond-style-name=""><text:span text:style-name="a549" text:class-names="">Specyfikacja</text:span></text:p>
          </draw:text-box>
          <svg:title/>
          <svg:desc/>
        </draw:frame>
        <draw:frame draw:id="id78" presentation:style-name="a564" draw:name="Symbol zastępczy zawartości 2" svg:x="0.91667in" svg:y="1.99653in" svg:width="11.5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Dane:</text:span></text:p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wie liczby naturalne większe od zera</text:span></text:p>
                  </text:list-item>
                </text:list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Wynik:</text:span></text:p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Największy wspólny dzielnik podanych liczb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565" draw:master-page-name="Master1-Layout2-obj-Tytuł-i-zawartość" presentation:presentation-page-layout-name="Master1-PPL2" draw:id="Slide-272">
        <draw:frame draw:id="id79" presentation:style-name="a568" draw:name="Tytuł 1" svg:x="0.91667in" svg:y="0.39931in" svg:width="11.5in" svg:height="1.44965in" presentation:class="title" presentation:placeholder="false">
          <draw:text-box>
            <text:p text:style-name="a567" text:class-names="" text:cond-style-name=""><text:span text:style-name="a566" text:class-names="">Idea</text:span></text:p>
          </draw:text-box>
          <svg:title/>
          <svg:desc/>
        </draw:frame>
        <draw:frame draw:id="id80" presentation:style-name="a593" draw:name="Symbol zastępczy zawartości 2" svg:x="0.91667in" svg:y="1.99653in" svg:width="11.5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69" text:class-names="">N</text:span><text:span text:style-name="a570" text:class-names="">ajmniejszą<text:s text:c="1"/></text:span><text:span text:style-name="a571" text:class-names="">W</text:span><text:span text:style-name="a572" text:class-names="">spólną<text:s text:c="1"/></text:span><text:span text:style-name="a573" text:class-names="">W</text:span><text:span text:style-name="a574" text:class-names="">ielokrotność dwóch liczb można obliczyć na podstawie ich<text:s text:c="1"/></text:span><text:span text:style-name="a575" text:class-names="">N</text:span><text:span text:style-name="a576" text:class-names="">ajwiększego<text:s text:c="1"/></text:span><text:span text:style-name="a577" text:class-names="">W</text:span><text:span text:style-name="a578" text:class-names="">spólnego<text:s text:c="1"/></text:span><text:span text:style-name="a579" text:class-names="">D</text:span><text:span text:style-name="a580" text:class-names="">zielnika: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9">
              <text:list-item>
                <text:p text:style-name="a588" text:class-names="" text:cond-style-name=""><draw:frame draw:style-name="a586" text:anchor-type="as-char" svg:x="1172.77278in" svg:y="0in" svg:width="2.83979in" svg:height="0.62285in" style:rel-width="scale" style:rel-height="scale"><draw:object xlink:href="Object 2/" xlink:type="simple" xlink:show="embed" xlink:actuate="onLoad"/></draw:frame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8" draw:style-name="a594" draw:master-page-name="Master1-Layout2-obj-Tytuł-i-zawartość" presentation:presentation-page-layout-name="Master1-PPL2" draw:id="Slide-273">
        <draw:frame draw:id="id81" presentation:style-name="a597" draw:name="Tytuł 1" svg:x="0.91667in" svg:y="0.39931in" svg:width="11.5in" svg:height="1.44965in" presentation:class="title" presentation:placeholder="false">
          <draw:text-box>
            <text:p text:style-name="a596" text:class-names="" text:cond-style-name=""><text:span text:style-name="a595" text:class-names="">Idea</text:span></text:p>
          </draw:text-box>
          <svg:title/>
          <svg:desc/>
        </draw:frame>
        <draw:frame draw:id="id82" presentation:style-name="a631" draw:name="Symbol zastępczy zawartości 2" svg:x="0.91667in" svg:y="1.99653in" svg:width="11.5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598" text:class-names="">N</text:span><text:span text:style-name="a599" text:class-names="">ajmniejszą<text:s text:c="1"/></text:span><text:span text:style-name="a600" text:class-names="">W</text:span><text:span text:style-name="a601" text:class-names="">spólną<text:s text:c="1"/></text:span><text:span text:style-name="a602" text:class-names="">W</text:span><text:span text:style-name="a603" text:class-names="">ielokrotność dwóch liczb można obliczyć na podstawie ich<text:s text:c="1"/></text:span><text:span text:style-name="a604" text:class-names="">N</text:span><text:span text:style-name="a605" text:class-names="">ajwiększego<text:s text:c="1"/></text:span><text:span text:style-name="a606" text:class-names="">W</text:span><text:span text:style-name="a607" text:class-names="">spólnego<text:s text:c="1"/></text:span><text:span text:style-name="a608" text:class-names="">D</text:span><text:span text:style-name="a609" text:class-names="">zielnika: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  <text:list text:style-name="a618">
              <text:list-item>
                <text:p text:style-name="a617" text:class-names="" text:cond-style-name=""><draw:frame draw:style-name="a615" text:anchor-type="as-char" svg:x="1172.77278in" svg:y="0in" svg:width="2.83979in" svg:height="0.62285in" style:rel-width="scale" style:rel-height="scale"><draw:object xlink:href="Object 3/" xlink:type="simple" xlink:show="embed" xlink:actuate="onLoad"/></draw:frame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2" text:class-names="">Przekształcając równanie otrzymujemy wzór na<text:s text:c="1"/></text:span><text:span text:style-name="a623" text:class-names="">NWD</text:span><text:span text:style-name="a624" text:class-names="">:</text:span></text:p>
              </text:list-item>
            </text:list>
            <text:list text:style-name="a630">
              <text:list-item>
                <text:p text:style-name="a629" text:class-names="" text:cond-style-name=""><draw:frame draw:style-name="a627" text:anchor-type="as-char" svg:x="1172.77278in" svg:y="0in" svg:width="2.83979in" svg:height="0.62285in" style:rel-width="scale" style:rel-height="scale"><draw:object xlink:href="Object 4/" xlink:type="simple" xlink:show="embed" xlink:actuate="onLoad"/></draw:frame><text:span text:style-name="a628" text:class-names=""/></text:p>
              </text:list-item>
            </text:list>
          </draw:text-box>
          <svg:title/>
          <svg:desc/>
        </draw:frame>
      </draw:page>
      <draw:page draw:name="Slide14" draw:style-name="a632" draw:master-page-name="Master1-Layout2-obj-Tytuł-i-zawartość" presentation:presentation-page-layout-name="Master1-PPL2" draw:id="Slide-269">
        <draw:frame draw:id="id83" presentation:style-name="a635" draw:name="Tytuł 1" svg:x="0.91667in" svg:y="0.39931in" svg:width="11.5in" svg:height="1.44965in" presentation:class="title" presentation:placeholder="false">
          <draw:text-box>
            <text:p text:style-name="a634" text:class-names="" text:cond-style-name=""><text:span text:style-name="a633" text:class-names="">Zapis funkcji</text:span></text:p>
          </draw:text-box>
          <svg:title/>
          <svg:desc/>
        </draw:frame>
        <draw:frame draw:id="id84" presentation:style-name="a670" draw:name="Symbol zastępczy zawartości 2" svg:x="0.91667in" svg:y="1.99653in" svg:width="11.5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6" text:class-names="">NWD<text:s text:c="1"/></text:span><text:span text:style-name="a637" text:class-names="">(</text:span><text:span text:style-name="a638" text:class-names="">liczba1, liczba2</text:span><text:span text:style-name="a639" text:class-names="">):</text:span></text:p>
              </text:list-item>
            </text:list>
            <text:list text:style-name="a652">
              <text:list-item>
                <text:p text:style-name="a651" text:class-names="" text:cond-style-name=""><text:span text:style-name="a642" text:class-names=""><text:tab/></text:span><text:span text:style-name="a643" text:class-names="">nww</text:span><text:span text:style-name="a644" text:class-names=""><text:s text:c="1"/>:=<text:s text:c="1"/></text:span><text:span text:style-name="a645" text:class-names="">NWW</text:span><text:span text:style-name="a646" text:class-names="">(</text:span><text:span text:style-name="a647" text:class-names="">liczba1</text:span><text:span text:style-name="a648" text:class-names="">,<text:s text:c="1"/></text:span><text:span text:style-name="a649" text:class-names="">liczba2</text:span><text:span text:style-name="a650" text:class-names="">)</text:span></text:p>
              </text:list-item>
            </text:list>
            <text:list text:style-name="a662">
              <text:list-item>
                <text:p text:style-name="a661" text:class-names="" text:cond-style-name=""><text:span text:style-name="a653" text:class-names=""><text:tab/></text:span><text:span text:style-name="a654" text:class-names="">nwd</text:span><text:span text:style-name="a655" text:class-names=""><text:s text:c="1"/>:= (</text:span><text:span text:style-name="a656" text:class-names="">liczba1<text:s text:c="1"/></text:span><text:span text:style-name="a657" text:class-names="">*<text:s text:c="1"/></text:span><text:span text:style-name="a658" text:class-names="">liczba2) /<text:s text:c="1"/></text:span><text:span text:style-name="a659" text:class-names="">nww</text:span><text:span text:style-name="a660" text:class-names=""><text:tab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3" text:class-names=""><text:tab/></text:span><text:span text:style-name="a664" text:class-names="">Zwróć</text:span><text:span text:style-name="a665" text:class-names=""><text:s text:c="1"/></text:span><text:span text:style-name="a666" text:class-names="">nwd</text:span><text:span text:style-name="a6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18-02-2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018-02-2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018-02-2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018-02-2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018-02-2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018-02-2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18-02-2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018-02-2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018-02-2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018-02-2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018-02-2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018-02-2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kcje</dc:title>
    <meta:initial-creator>Damian Kurpiewski</meta:initial-creator>
    <dc:creator>Damian Kurpiewski</dc:creator>
    <meta:creation-date>2017-12-20T09:06:53Z</meta:creation-date>
    <dc:date>2018-11-10T18:38:47Z</dc:date>
    <meta:editing-cycles>24</meta:editing-cycles>
    <meta:editing-duration>PT13147S</meta:editing-duration>
    <meta:document-statistic meta:paragraph-count="60" meta:word-count="220"/>
  </office:meta>
</office:document-meta>
</file>

<file path=Object 1/content.xml><?xml version="1.0" encoding="utf-8"?>
<mml:math xmlns:mml="http://www.w3.org/1998/Math/MathML" display="block">
  <mml:mo>≠</mml:mo>
</mml:math>
</file>

<file path=Object 2/content.xml><?xml version="1.0" encoding="utf-8"?>
<mml:math xmlns:mml="http://www.w3.org/1998/Math/MathML" display="block">
  <mml:mi>N</mml:mi>
  <mml:mi>W</mml:mi>
  <mml:mi>W</mml:mi>
  <mml:mfenced>
    <mml:mrow>
      <mml:mi>a</mml:mi>
      <mml:mo>,</mml:mo>
      <mml:mi>b</mml:mi>
    </mml:mrow>
  </mml:mfenced>
  <mml:mo>=</mml:mo>
  <mml:mfrac>
    <mml:mrow>
      <mml:mi>a</mml:mi>
      <mml:mo>∗</mml:mo>
      <mml:mi>b</mml:mi>
    </mml:mrow>
    <mml:mrow>
      <mml:mi>N</mml:mi>
      <mml:mi>W</mml:mi>
      <mml:mi>D</mml:mi>
      <mml:mo fence="false">(</mml:mo>
      <mml:mi>a</mml:mi>
      <mml:mo>,</mml:mo>
      <mml:mi>b</mml:mi>
      <mml:mo fence="false">)</mml:mo>
    </mml:mrow>
  </mml:mfrac>
</mml:math>
</file>

<file path=Object 3/content.xml><?xml version="1.0" encoding="utf-8"?>
<mml:math xmlns:mml="http://www.w3.org/1998/Math/MathML" display="block">
  <mml:mi>N</mml:mi>
  <mml:mi>W</mml:mi>
  <mml:mi>W</mml:mi>
  <mml:mfenced>
    <mml:mrow>
      <mml:mi>a</mml:mi>
      <mml:mo>,</mml:mo>
      <mml:mi>b</mml:mi>
    </mml:mrow>
  </mml:mfenced>
  <mml:mo>=</mml:mo>
  <mml:mfrac>
    <mml:mrow>
      <mml:mi>a</mml:mi>
      <mml:mo>∗</mml:mo>
      <mml:mi>b</mml:mi>
    </mml:mrow>
    <mml:mrow>
      <mml:mi>N</mml:mi>
      <mml:mi>W</mml:mi>
      <mml:mi>D</mml:mi>
      <mml:mo fence="false">(</mml:mo>
      <mml:mi>a</mml:mi>
      <mml:mo>,</mml:mo>
      <mml:mi>b</mml:mi>
      <mml:mo fence="false">)</mml:mo>
    </mml:mrow>
  </mml:mfrac>
</mml:math>
</file>

<file path=Object 4/content.xml><?xml version="1.0" encoding="utf-8"?>
<mml:math xmlns:mml="http://www.w3.org/1998/Math/MathML" display="block">
  <mml:mi>N</mml:mi>
  <mml:mi>W</mml:mi>
  <mml:mi>D</mml:mi>
  <mml:mfenced>
    <mml:mrow>
      <mml:mi>a</mml:mi>
      <mml:mo>,</mml:mo>
      <mml:mi>b</mml:mi>
    </mml:mrow>
  </mml:mfenced>
  <mml:mo>=</mml:mo>
  <mml:mfrac>
    <mml:mrow>
      <mml:mi>a</mml:mi>
      <mml:mo>∗</mml:mo>
      <mml:mi>b</mml:mi>
    </mml:mrow>
    <mml:mrow>
      <mml:mi>N</mml:mi>
      <mml:mi>W</mml:mi>
      <mml:mi>W</mml:mi>
      <mml:mo fence="false">(</mml:mo>
      <mml:mi>a</mml:mi>
      <mml:mo>,</mml:mo>
      <mml:mi>b</mml:mi>
      <mml:mo fence="false">)</mml:mo>
    </mml:mrow>
  </mml:mfrac>
</mml:math>
</file>